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lyps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82a0906">1. Evil Mode</text:a></text:p>
          <text:p text:style-name="Contents_20_2"><text:a xlink:type="simple" xlink:href="#orgf725a3c">1.1. Eslip</text:a></text:p>
          <text:p text:style-name="Contents_20_3"><text:a xlink:type="simple" xlink:href="#orgeca2f5e">1.1.1. Keybings and States</text:a></text:p>
          <text:p text:style-name="Contents_20_3"><text:a xlink:type="simple" xlink:href="#org76d09a7">1.1.2. Key Precedence</text:a></text:p>
          <text:p text:style-name="Contents_20_3"><text:a xlink:type="simple" xlink:href="#org87ca2b0">1.1.3. Global Keybindings and Evil States</text:a></text:p>
        </text:index-body>
      </text:table-of-content>
      <text:h text:style-name="Heading_20_1" text:outline-level="1" text:is-list-header="false">
<text:bookmark-start text:name="OrgXref.org82a0906"/>
<text:bookmark text:name="org82a0906"/>Evil Mode
<text:bookmark-end text:name="OrgXref.org82a0906"/></text:h>
      <text:h text:style-name="Heading_20_2" text:outline-level="2" text:is-list-header="false">
<text:bookmark-start text:name="OrgXref.orgf725a3c"/>
<text:bookmark text:name="orgf725a3c"/>Eslip
<text:bookmark-end text:name="OrgXref.orgf725a3c"/></text:h>
      <text:p text:style-name="OrgSrcBlock">(+<text:s/>1<text:s/>3<text:s/>1)</text:p>
      <text:p text:style-name="OrgSrcBlock"/>
      <text:p text:style-name="OrgSrcBlock">(apply<text:s/>#'+<text:s/>'(1<text:s/>3<text:s/>1))</text:p>
      <text:p text:style-name="OrgSrcBlock"/>
      <text:p text:style-name="OrgSrcBlockLastLine">(apply<text:s/>'+<text:s/>1<text:s/>2)</text:p>
      <text:p text:style-name="Text_20_body">if you don't want a function argument to be treated as a
varibale,you must quote it since functions evaluate their
arguments. This applies to symbols and not literals(etc:
string,number).
</text:p>
      <text:h text:style-name="Heading_20_3" text:outline-level="3" text:is-list-header="false">
<text:bookmark-start text:name="OrgXref.orgeca2f5e"/>
<text:bookmark text:name="orgeca2f5e"/>Keybings and States
<text:bookmark-end text:name="OrgXref.orgeca2f5e"/></text:h>
      <text:p text:style-name="Text_20_body">As a Evil User,you should know binding keys is
<text:span text:style-name="OrgCode">evil-define-key</text:span>. but you should know other keybings.
</text:p>
      <text:list text:style-name="OrgBulletedList" text:continue-numbering="false">
        <text:list-item>
          <text:p text:style-name="Text_20_body"><text:span text:style-name="OrgCode">global-set-key</text:span>
</text:p>
        </text:list-item>
        <text:list-item>
          <text:p text:style-name="Text_20_body"><text:span text:style-name="OrgCode">evil-global-set-key</text:span>
</text:p>
        </text:list-item>
        <text:list-item>
          <text:p text:style-name="Text_20_body"><text:span text:style-name="OrgCode">evil-local-set-key</text:span>
</text:p>
        </text:list-item>
        <text:list-item>
          <text:p text:style-name="Text_20_body"><text:span text:style-name="OrgCode">evil-define-minor-mode-key</text:span>
</text:p>
        </text:list-item>
      </text:list>
      <text:p text:style-name="Text_20_body">but <text:span text:style-name="OrgCode">evil-define-key</text:span> can be used instead of any of these.
</text:p>
      <text:p text:style-name="Text_20_body">high recommand read <text:a xlink:type="simple" xlink:href="https://github.com/noctuid/general.el">general.el</text:a>. There have a unified wrapper
for all function keybindings.
</text:p>
      <text:h text:style-name="Heading_20_3" text:outline-level="3" text:is-list-header="false">
<text:bookmark-start text:name="OrgXref.org76d09a7"/>
<text:bookmark text:name="org76d09a7"/>Key Precedence
<text:bookmark-end text:name="OrgXref.org76d09a7"/></text:h>
      <text:p text:style-name="Text_20_body">Evil keymaps could be found in <text:span text:style-name="OrgCode">emulation-mode-map-alists</text:span>,which
puts them close to the top in terms of precedence.
</text:p>
      <text:p text:style-name="Text_20_body">Here is the orders of precedence of evil's keymaps as explained in
<text:span text:style-name="OrgCode">evil-core.el</text:span>.
</text:p>
      <text:list text:style-name="OrgNumberedList" text:continue-numbering="false">
        <text:list-item>
          <text:p text:style-name="Text_20_body">Intercept Keymaps <text:span text:style-name="OrgCode">evil-make-intercept-map</text:span>
</text:p>
        </text:list-item>
        <text:list-item>
          <text:p text:style-name="Text_20_body">Local state keymap <text:span text:style-name="OrgCode">evil-local-set-key</text:span>
</text:p>
        </text:list-item>
        <text:list-item>
          <text:p text:style-name="Text_20_body">Minor-mode keymaps <text:span text:style-name="OrgCode">evil-define-minor-mode-key</text:span>
</text:p>
        </text:list-item>
        <text:list-item>
          <text:p text:style-name="Text_20_body">Auxiliary keymaps <text:span text:style-name="OrgCode">evil-define-key</text:span>
</text:p>
        </text:list-item>
        <text:list-item>
          <text:p text:style-name="Text_20_body">Overriding keymaps <text:span text:style-name="OrgCode">evil-make-overriding-map</text:span>
</text:p>
        </text:list-item>
        <text:list-item>
          <text:p text:style-name="Text_20_body">Global state keymap <text:span text:style-name="OrgCode">evil=global-set-key</text:span>
</text:p>
        </text:list-item>
      </text:list>
      <text:h text:style-name="Heading_20_3" text:outline-level="3" text:is-list-header="false">
<text:bookmark-start text:name="OrgXref.org87ca2b0"/>
<text:bookmark text:name="org87ca2b0"/>Global Keybindings and Evil States
<text:bookmark-end text:name="OrgXref.org87ca2b0"/></text:h>
      <text:p text:style-name="Text_20_body">To make global keybindings in emacs without evil,one would
normally use <text:span text:style-name="OrgCode">global-set-key</text:span>,it's just a small wrapper function
around <text:span text:style-name="OrgCode">define-key</text:span> that defines a key in the current global map
and signals a error when the key isn't a string or vector.
</text:p>
      <text:p text:style-name="Text_20_body">Evil provides several of global keymaps as follows:
</text:p>
      <text:list text:style-name="OrgBulletedList" text:continue-numbering="false">
        <text:list-item>
          <text:p text:style-name="Text_20_body"><text:span text:style-name="OrgCode">evil-insert-state-map</text:span>
</text:p>
        </text:list-item>
        <text:list-item>
          <text:p text:style-name="Text_20_body"><text:span text:style-name="OrgCode">evil-emacs-state-map</text:span>
</text:p>
        </text:list-item>
        <text:list-item>
          <text:p text:style-name="Text_20_body"><text:span text:style-name="OrgCode">evil-normal-state-map</text:span>
</text:p>
        </text:list-item>
        <text:list-item>
          <text:p text:style-name="Text_20_body"><text:span text:style-name="OrgCode">evil-visual-state-map</text:span>
</text:p>
        </text:list-item>
        <text:list-item>
          <text:p text:style-name="Text_20_body"><text:span text:style-name="OrgCode">evil-motion-state-map</text:span>
</text:p>
        </text:list-item>
        <text:list-item>
          <text:p text:style-name="Text_20_body"><text:span text:style-name="OrgCode">evil-operator-state-map</text:span>
</text:p>
        </text:list-item>
        <text:list-item>
          <text:p text:style-name="Text_20_body"><text:span text:style-name="OrgCode">evil-outer-text-objects-map</text:span>
</text:p>
        </text:list-item>
        <text:list-item>
          <text:p text:style-name="Text_20_body"><text:span text:style-name="OrgCode">evil-inner-text-objects-map</text:span>
</text:p>
        </text:list-item>
        <text:list-item>
          <text:p text:style-name="Text_20_body"><text:span text:style-name="OrgCode">evil-replace-state-map</text:span>
</text:p>
          <text:p text:style-name="Text_20_body">There are also buffer local versions of these.eg:
<text:span text:style-name="OrgCode">eval-normal-state-local-map</text:span>
</text:p>
          <text:p text:style-name="Text_20_body"><text:span text:style-name="Bold">Use C-z toggle eamcs-mode &amp; Evil-mode</text:span>
</text:p>
          <text:p text:style-name="Text_20_body">Motion state is a bit strange.You could try to open Help mode
use <text:span text:style-name="OrgCode">F1-m</text:span>,you will find mation state is default mode for
<text:span text:style-name="OrgCode">help-mode</text:span>.
</text:p>
          <text:p text:style-name="Text_20_body"><text:span text:style-name="OrgCode">Evil-Command</text:span> bind <text:span text:style-name="OrgCode">C-w</text:span> prefix,since <text:span text:style-name="OrgCode">define-key</text:span> is the basic
for key definition in emacs.The basic format of <text:span text:style-name="OrgCode">define-key</text:span> is
<text:span text:style-name="OrgCode">(define-key &lt;keymap&gt; &lt;key&gt; &lt;definition&gt;)</text:span>.The specified key can
be a string (or something that evaluates to a string) or a
vector.You probably won't to use a vector of characters instead
of a string,but you can use a vector to remap a keymap or a
string.A key bound to a keymap is a prefix key.Binding a key to
a sting will cause emacs to execute that string as a keyboard
macro.So,you should know what is keyboard macro,just press <text:span text:style-name="OrgCode">F1-f
 <text:s text:c="5"/>define-key RET</text:span> for more information on vaild definitions.
</text:p>
          <text:p text:style-name="Text_20_body">evil provides a convenience function called
<text:span text:style-name="OrgCode">eval-global-set-key</text:span> that allows you to simply specify the name
of the state as opposed to the full keymap name:
</text:p>
          <text:p text:style-name="OrgSrcBlock">(evil-global-set-key<text:s/>'motion<text:s/><text:span text:style-name="OrgSrcFontLockStringFace">"j"</text:span><text:s/>'evil-next-visual-line)</text:p>
          <text:p text:style-name="OrgSrcBlockLastLine">(evil-global-set-key<text:s/>'motion<text:s/><text:span text:style-name="OrgSrcFontLockStringFace">"k"</text:span><text:s/>'evil-pervious-visual-line)</text:p>
          <text:p text:style-name="OrgSrcBlock">(<text:span text:style-name="OrgSrcFontLockKeywordFace">defvar</text:span><text:s/><text:span text:style-name="OrgSrcFontLockVariableNameFace">my-leader-map</text:span><text:s/>(make-sparse-keymap)</text:p>
          <text:p text:style-name="OrgSrcBlock"><text:span text:style-name="OrgSrcFontLockDocFace">"Keymap<text:s/>for<text:s/>\"leader<text:s/>key\"<text:s/>shortcuts."</text:span>)</text:p>
          <text:p text:style-name="OrgSrcBlock"><text:span text:style-name="OrgSrcFontLockCommentDelimiterFace">;;<text:s/></text:span><text:span text:style-name="OrgSrcFontLockCommentFace">bind<text:s/>",<text:s/>b"</text:span></text:p>
          <text:p text:style-name="OrgSrcBlock">(define-key<text:s/>my-leader-map<text:s/><text:span text:style-name="OrgSrcFontLockStringFace">"b"</text:span><text:s/>'list-buffers)</text:p>
          <text:p text:style-name="OrgSrcBlock">(define-key<text:s/>evil-normal-state-map<text:s/><text:span text:style-name="OrgSrcFontLockStringFace">","</text:span><text:s/>'evil-repeat-find-char-reverse)</text:p>
          <text:p text:style-name="OrgSrcBlockLastLine">(define-key<text:s/>evil-normal-state-map<text:s/>(kbd<text:s/><text:span text:style-name="OrgSrcFontLockStringFace">"SPC"</text:span>)<text:s/>my-leader-map)<text:s/><text:s/><text:s/><text:s/></text:p>
          <text:p text:style-name="Text_20_body">#+BEGIN<text:span text:style-name="OrgSubscript">SRC</text:span> emacs-lisp
;; set a prefix keymap used by evil.
(define-prefix-command 'evil-window-map)
(define-key evil-window-map "b" 'evil-window-bottom-right)
(define-key evil-window-map "c" 'evil-window-delete)
(define-key evil-motion-state-map "<text:span text:style-name="OrgCode">\C</text:span>-w" 'evil-window-map)
#+END
</text:p>
          <text:p text:style-name="OrgFixedWidthBlockLastLine">evil-window-map</text:p>
          <text:p text:style-name="OrgFixedWidthBlockLastLine"/>
        </text:list-item>
      </text:list>
      <text:list text:style-name="OrgNumberedList" text:continue-numbering="false">
        <text:list-item>
          <text:p text:style-name="Text_20_body">
<text:bookmark-start text:name="OrgXref.org9679bfe"/>
<text:bookmark text:name="org9679bfe"/>Mode Specific KeyBindings
<text:bookmark-end text:name="OrgXref.org9679bfe"/></text:p>
          <text:p text:style-name="Text_20_body"><text:span text:style-name="OrgCode">evil-define-key</text:span> can be used to define keys in specific states
for specific modes.
</text:p>
          <text:p text:style-name="Text_20_body">Unlike with <text:span text:style-name="OrgCode">define-key</text:span>, <text:span text:style-name="OrgCode">evil-define-key</text:span> can be used to define
multiple keys at once.
</text:p>
          <text:p text:style-name="OrgSrcBlock">(<text:span text:style-name="OrgSrcFontLockKeywordFace">evil-define-key</text:span><text:s/>'normal<text:s/>org-mode-map</text:p>
          <text:p text:style-name="OrgSrcBlock">(kbd<text:s/><text:span text:style-name="OrgSrcFontLockStringFace">"TAB"</text:span>)<text:s/>'org-cycle</text:p>
          <text:p text:style-name="OrgSrcBlock"><text:span text:style-name="OrgSrcFontLockStringFace">"&gt;"</text:span><text:s/>'org-shiftmetaright</text:p>
          <text:p text:style-name="OrgSrcBlockLastLine"><text:span text:style-name="OrgSrcFontLockStringFace">"&lt;"</text:span><text:s/>'org-shiftmetaleft)</text:p>
        </text:list-item>
        <text:list-item>
          <text:p text:style-name="Text_20_body">
<text:bookmark-start text:name="OrgXref.org048ca0e"/>
<text:bookmark text:name="org048ca0e"/>Buffer Local KeyBings
<text:bookmark-end text:name="OrgXref.org048ca0e"/></text:p>
          <text:p text:style-name="Text_20_body"><text:span text:style-name="OrgCode">evil-local-set-key</text:span> could creating buffer local keybindings,
</text:p>
          <text:p text:style-name="Text_20_body">for example:
</text:p>
          <text:p text:style-name="OrgSrcBlock">(evil-local-set-key<text:s/>'normal<text:s/>key<text:s/>def)</text:p>
          <text:p text:style-name="OrgSrcBlock"/>
          <text:p text:style-name="OrgSrcBlock"><text:span text:style-name="OrgSrcFontLockCommentDelimiterFace">;;<text:s/></text:span><text:span text:style-name="OrgSrcFontLockCommentFace">is<text:s/>the<text:s/>same<text:s/>as<text:s/></text:span></text:p>
          <text:p text:style-name="OrgSrcBlock">(define-key<text:s/>evil-normal-state-local-map<text:s/>key<text:s/>def)</text:p>
          <text:p text:style-name="OrgSrcBlock"/>
          <text:p text:style-name="OrgSrcBlock"><text:span text:style-name="OrgSrcFontLockCommentDelimiterFace">;;<text:s/></text:span><text:span text:style-name="OrgSrcFontLockCommentFace">is<text:s/>the<text:s/>same<text:s/>as<text:s/></text:span></text:p>
          <text:p text:style-name="OrgSrcBlockLastLine">(<text:span text:style-name="OrgSrcFontLockKeywordFace">evil-define-key</text:span><text:s/>'normal<text:s/>'local<text:s/>key<text:s/>def)</text:p>
          <text:p text:style-name="OrgSrcBlock">(<text:span text:style-name="OrgSrcFontLockKeywordFace">defun</text:span><text:s/><text:span text:style-name="OrgSrcFontLockFunctionNameFace">my-setup-org-edit-src-exit</text:span><text:s/>()</text:p>
          <text:p text:style-name="OrgSrcBlock">(evil-local-set-key<text:s/>'normal<text:s/>(kbd<text:s/><text:span text:style-name="OrgSrcFontLockStringFace">"SPC<text:s/>'"</text:span>)<text:s/>'org-edit-src-exit))</text:p>
          <text:p text:style-name="OrgSrcBlock"/>
          <text:p text:style-name="OrgSrcBlockLastLine">(add-hook<text:s/>'org-src-mode-hook<text:s/>#'my-setup-org-edit-src-exit)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Block" style:family="paragraph" style:parent-style-name="Preformatted_20_Text">
      <style:paragraph-properties fo:background-color="#282c34" fo:padding="0.049cm" fo:border="0.51pt solid #000000" style:shadow="none">
        <style:background-image/>
      </style:paragraph-properties>
      <style:text-properties fo:color="#c678dd"/>
    </style:style>
    <style:style style:name="OrgSrcBlock" style:family="paragraph" style:parent-style-name="Preformatted_20_Text">
      <style:paragraph-properties fo:background-color="#282c34" fo:padding="0.049cm" fo:border="0.51pt solid #000000" style:shadow="none">
        <style:background-image/>
      </style:paragraph-properties>
      <style:text-properties fo:color="#5b6268"/>
    </style:style>
    <style:style style:name="OrgSrcBlock" style:family="paragraph" style:parent-style-name="Preformatted_20_Text">
      <style:paragraph-properties fo:background-color="#282c34" fo:padding="0.049cm" fo:border="0.51pt solid #000000" style:shadow="none">
        <style:background-image/>
      </style:paragraph-properties>
      <style:text-properties fo:color="#5b6268"/>
    </style:style>
    <style:style style:name="OrgSrcBlock" style:family="paragraph" style:parent-style-name="Preformatted_20_Text">
      <style:paragraph-properties fo:background-color="#282c34" fo:padding="0.049cm" fo:border="0.51pt solid #000000" style:shadow="none">
        <style:background-image/>
      </style:paragraph-properties>
      <style:text-properties fo:color="#5b6268"/>
    </style:style>
    <style:style style:name="OrgSrcBlock" style:family="paragraph" style:parent-style-name="Preformatted_20_Text">
      <style:paragraph-properties fo:background-color="#282c34" fo:padding="0.049cm" fo:border="0.51pt solid #000000" style:shadow="none">
        <style:background-image/>
      </style:paragraph-properties>
      <style:text-properties fo:color="#dcaeea"/>
    </style:style>
    <style:style style:name="OrgSrcBlock" style:family="paragraph" style:parent-style-name="Preformatted_20_Text">
      <style:paragraph-properties fo:background-color="#282c34" fo:padding="0.049cm" fo:border="0.51pt solid #000000" style:shadow="none">
        <style:background-image/>
      </style:paragraph-properties>
      <style:text-properties fo:color="#51afef"/>
    </style:style>
    <style:style style:name="OrgSrcBlock" style:family="paragraph" style:parent-style-name="Preformatted_20_Text">
      <style:paragraph-properties fo:background-color="#282c34" fo:padding="0.049cm" fo:border="0.51pt solid #000000" style:shadow="none">
        <style:background-image/>
      </style:paragraph-properties>
      <style:text-properties fo:color="#98be65"/>
    </style:style>
    <style:style style:name="OrgSrcBlock" style:family="paragraph" style:parent-style-name="Preformatted_20_Text">
      <style:paragraph-properties fo:background-color="#282c34" fo:padding="0.049cm" fo:border="0.51pt solid #000000" style:shadow="none">
        <style:background-image/>
      </style:paragraph-properties>
      <style:text-properties fo:color="#bbc2cf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lyps</dc:creator>
    <meta:initial-creator>lyps</meta:initial-creator>
    <dc:date>2019-08-30T21:56:06</dc:date>
    <meta:creation-date>2019-08-30T21:56:06</meta:creation-date>
    <meta:generator>Emacs 26.1 (Org mode 9.1.9)</meta:generator>
    <meta:keyword/>
    <dc:subject/>
    <dc:title/>
  </office:meta>
</office:document-meta>
</file>